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144.6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109.84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129.15pt"/>
    </style:style>
    <style:style style:name="co8" style:family="table-column">
      <style:table-column-properties fo:break-before="auto" style:column-width="209.4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ist-set-results" table:style-name="ta1">
        <table:shapes>
          <draw:frame draw:z-index="0" draw:style-name="gr1" draw:text-style-name="P1" svg:width="939.74pt" svg:height="255.23pt" svg:x="1.56pt" svg:y="341.06pt">
            <draw:object draw:notify-on-update-of-ranges="'list-set-results'.A1:'list-set-results'.A1 'list-set-results'.A2:'list-set-results'.A27 'list-set-results'.B1:'list-set-results'.B1 'list-set-results'.B2:'list-set-results'.B27 'list-set-results'.A1:'list-set-results'.A1 'list-set-results'.A2:'list-set-results'.A27 'list-set-results'.C1:'list-set-results'.C1 'list-set-results'.C2:'list-set-results'.C27 'list-set-results'.A1:'list-set-results'.A1 'list-set-results'.A2:'list-set-results'.A27 'list-set-results'.D1:'list-set-results'.D1 'list-set-results'.D2:'list-set-results'.D27 'list-set-results'.A1:'list-set-results'.A1 'list-set-results'.A2:'list-set-results'.A27 'list-set-results'.E1:'list-set-results'.E1 'list-set-results'.E2:'list-set-results'.E27 'list-set-results'.A1:'list-set-results'.A1 'list-set-results'.A2:'list-set-results'.A27 'list-set-results'.F1:'list-set-results'.F1 'list-set-results'.F2:'list-set-results'.F27 'list-set-results'.A1:'list-set-results'.A1 'list-set-results'.A2:'list-set-results'.A27 'list-set-results'.G1:'list-set-results'.G1 'list-set-results'.G2:'list-set-results'.G27 'list-set-results'.A1:'list-set-results'.A1 'list-set-results'.A2:'list-set-results'.A27 'list-set-results'.H1:'list-set-results'.H1 'list-set-results'.H2:'list-set-results'.H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hreads cnt</text:p>
          </table:table-cell>
          <table:table-cell office:value-type="string" calcext:value-type="string">
            <text:p>coarse-lock list"</text:p>
          </table:table-cell>
          <table:table-cell office:value-type="string" calcext:value-type="string">
            <text:p>coarse-lock list with spin-lock"</text:p>
          </table:table-cell>
          <table:table-cell office:value-type="string" calcext:value-type="string">
            <text:p>lock-free list"</text:p>
          </table:table-cell>
          <table:table-cell office:value-type="string" calcext:value-type="string">
            <text:p>lock-free list with pool"</text:p>
          </table:table-cell>
          <table:table-cell office:value-type="string" calcext:value-type="string">
            <text:p>cds::container::michaellist"</text:p>
          </table:table-cell>
          <table:table-cell office:value-type="string" calcext:value-type="string">
            <text:p>optimistic-lock lazy delete"</text:p>
          </table:table-cell>
          <table:table-cell office:value-type="string" calcext:value-type="string">
            <text:p>optimistic-lock lazy delete with spin-lock list"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13820" calcext:value-type="float">
            <text:p>4513820</text:p>
          </table:table-cell>
          <table:table-cell office:value-type="float" office:value="3486240" calcext:value-type="float">
            <text:p>3486240</text:p>
          </table:table-cell>
          <table:table-cell office:value-type="float" office:value="909818" calcext:value-type="float">
            <text:p>909818</text:p>
          </table:table-cell>
          <table:table-cell office:value-type="float" office:value="3591600" calcext:value-type="float">
            <text:p>3591600</text:p>
          </table:table-cell>
          <table:table-cell office:value-type="float" office:value="1920420" calcext:value-type="float">
            <text:p>1920420</text:p>
          </table:table-cell>
          <table:table-cell office:value-type="float" office:value="694555" calcext:value-type="float">
            <text:p>694555</text:p>
          </table:table-cell>
          <table:table-cell office:value-type="float" office:value="851012" calcext:value-type="float">
            <text:p>8510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96100" calcext:value-type="float">
            <text:p>1696100</text:p>
          </table:table-cell>
          <table:table-cell office:value-type="float" office:value="1605430" calcext:value-type="float">
            <text:p>1605430</text:p>
          </table:table-cell>
          <table:table-cell office:value-type="float" office:value="1131510" calcext:value-type="float">
            <text:p>1131510</text:p>
          </table:table-cell>
          <table:table-cell office:value-type="float" office:value="1599870" calcext:value-type="float">
            <text:p>1599870</text:p>
          </table:table-cell>
          <table:table-cell office:value-type="float" office:value="1490910" calcext:value-type="float">
            <text:p>1490910</text:p>
          </table:table-cell>
          <table:table-cell office:value-type="float" office:value="680520" calcext:value-type="float">
            <text:p>680520</text:p>
          </table:table-cell>
          <table:table-cell office:value-type="float" office:value="640186" calcext:value-type="float">
            <text:p>6401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1350" calcext:value-type="float">
            <text:p>1281350</text:p>
          </table:table-cell>
          <table:table-cell office:value-type="float" office:value="1212370" calcext:value-type="float">
            <text:p>1212370</text:p>
          </table:table-cell>
          <table:table-cell office:value-type="float" office:value="696558" calcext:value-type="float">
            <text:p>696558</text:p>
          </table:table-cell>
          <table:table-cell office:value-type="float" office:value="1322640" calcext:value-type="float">
            <text:p>1322640</text:p>
          </table:table-cell>
          <table:table-cell office:value-type="float" office:value="1190610" calcext:value-type="float">
            <text:p>1190610</text:p>
          </table:table-cell>
          <table:table-cell office:value-type="float" office:value="634026" calcext:value-type="float">
            <text:p>634026</text:p>
          </table:table-cell>
          <table:table-cell office:value-type="float" office:value="654038" calcext:value-type="float">
            <text:p>6540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11250" calcext:value-type="float">
            <text:p>911250</text:p>
          </table:table-cell>
          <table:table-cell office:value-type="float" office:value="870804" calcext:value-type="float">
            <text:p>870804</text:p>
          </table:table-cell>
          <table:table-cell office:value-type="float" office:value="589895" calcext:value-type="float">
            <text:p>589895</text:p>
          </table:table-cell>
          <table:table-cell office:value-type="float" office:value="1517810" calcext:value-type="float">
            <text:p>1517810</text:p>
          </table:table-cell>
          <table:table-cell office:value-type="float" office:value="1055190" calcext:value-type="float">
            <text:p>1055190</text:p>
          </table:table-cell>
          <table:table-cell office:value-type="float" office:value="573690" calcext:value-type="float">
            <text:p>573690</text:p>
          </table:table-cell>
          <table:table-cell office:value-type="float" office:value="574146" calcext:value-type="float">
            <text:p>5741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6001" calcext:value-type="float">
            <text:p>976001</text:p>
          </table:table-cell>
          <table:table-cell office:value-type="float" office:value="870705" calcext:value-type="float">
            <text:p>870705</text:p>
          </table:table-cell>
          <table:table-cell office:value-type="float" office:value="559493" calcext:value-type="float">
            <text:p>559493</text:p>
          </table:table-cell>
          <table:table-cell office:value-type="float" office:value="1324660" calcext:value-type="float">
            <text:p>1324660</text:p>
          </table:table-cell>
          <table:table-cell office:value-type="float" office:value="665100" calcext:value-type="float">
            <text:p>665100</text:p>
          </table:table-cell>
          <table:table-cell office:value-type="float" office:value="465934" calcext:value-type="float">
            <text:p>465934</text:p>
          </table:table-cell>
          <table:table-cell office:value-type="float" office:value="423938" calcext:value-type="float">
            <text:p>4239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7611" calcext:value-type="float">
            <text:p>787611</text:p>
          </table:table-cell>
          <table:table-cell office:value-type="float" office:value="720727" calcext:value-type="float">
            <text:p>720727</text:p>
          </table:table-cell>
          <table:table-cell office:value-type="float" office:value="485250" calcext:value-type="float">
            <text:p>485250</text:p>
          </table:table-cell>
          <table:table-cell office:value-type="float" office:value="949551" calcext:value-type="float">
            <text:p>949551</text:p>
          </table:table-cell>
          <table:table-cell office:value-type="float" office:value="770341" calcext:value-type="float">
            <text:p>770341</text:p>
          </table:table-cell>
          <table:table-cell office:value-type="float" office:value="448909" calcext:value-type="float">
            <text:p>448909</text:p>
          </table:table-cell>
          <table:table-cell office:value-type="float" office:value="369200" calcext:value-type="float">
            <text:p>3692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1475" calcext:value-type="float">
            <text:p>651475</text:p>
          </table:table-cell>
          <table:table-cell office:value-type="float" office:value="512975" calcext:value-type="float">
            <text:p>512975</text:p>
          </table:table-cell>
          <table:table-cell office:value-type="float" office:value="542482" calcext:value-type="float">
            <text:p>542482</text:p>
          </table:table-cell>
          <table:table-cell office:value-type="float" office:value="770149" calcext:value-type="float">
            <text:p>770149</text:p>
          </table:table-cell>
          <table:table-cell office:value-type="float" office:value="656054" calcext:value-type="float">
            <text:p>656054</text:p>
          </table:table-cell>
          <table:table-cell office:value-type="float" office:value="414740" calcext:value-type="float">
            <text:p>414740</text:p>
          </table:table-cell>
          <table:table-cell office:value-type="float" office:value="373587" calcext:value-type="float">
            <text:p>3735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9961" calcext:value-type="float">
            <text:p>549961</text:p>
          </table:table-cell>
          <table:table-cell office:value-type="float" office:value="545146" calcext:value-type="float">
            <text:p>545146</text:p>
          </table:table-cell>
          <table:table-cell office:value-type="float" office:value="412295" calcext:value-type="float">
            <text:p>412295</text:p>
          </table:table-cell>
          <table:table-cell office:value-type="float" office:value="696682" calcext:value-type="float">
            <text:p>696682</text:p>
          </table:table-cell>
          <table:table-cell office:value-type="float" office:value="656810" calcext:value-type="float">
            <text:p>656810</text:p>
          </table:table-cell>
          <table:table-cell office:value-type="float" office:value="452547" calcext:value-type="float">
            <text:p>452547</text:p>
          </table:table-cell>
          <table:table-cell office:value-type="float" office:value="367064" calcext:value-type="float">
            <text:p>3670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9094" calcext:value-type="float">
            <text:p>409094</text:p>
          </table:table-cell>
          <table:table-cell office:value-type="float" office:value="731160" calcext:value-type="float">
            <text:p>731160</text:p>
          </table:table-cell>
          <table:table-cell office:value-type="float" office:value="502282" calcext:value-type="float">
            <text:p>502282</text:p>
          </table:table-cell>
          <table:table-cell office:value-type="float" office:value="1163530" calcext:value-type="float">
            <text:p>1163530</text:p>
          </table:table-cell>
          <table:table-cell office:value-type="float" office:value="688944" calcext:value-type="float">
            <text:p>688944</text:p>
          </table:table-cell>
          <table:table-cell office:value-type="float" office:value="411562" calcext:value-type="float">
            <text:p>411562</text:p>
          </table:table-cell>
          <table:table-cell office:value-type="float" office:value="405585" calcext:value-type="float">
            <text:p>4055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5824" calcext:value-type="float">
            <text:p>615824</text:p>
          </table:table-cell>
          <table:table-cell office:value-type="float" office:value="535803" calcext:value-type="float">
            <text:p>535803</text:p>
          </table:table-cell>
          <table:table-cell office:value-type="float" office:value="452342" calcext:value-type="float">
            <text:p>452342</text:p>
          </table:table-cell>
          <table:table-cell office:value-type="float" office:value="960765" calcext:value-type="float">
            <text:p>960765</text:p>
          </table:table-cell>
          <table:table-cell office:value-type="float" office:value="722797" calcext:value-type="float">
            <text:p>722797</text:p>
          </table:table-cell>
          <table:table-cell office:value-type="float" office:value="358128" calcext:value-type="float">
            <text:p>358128</text:p>
          </table:table-cell>
          <table:table-cell office:value-type="float" office:value="408315" calcext:value-type="float">
            <text:p>4083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43669" calcext:value-type="float">
            <text:p>643669</text:p>
          </table:table-cell>
          <table:table-cell office:value-type="float" office:value="541485" calcext:value-type="float">
            <text:p>541485</text:p>
          </table:table-cell>
          <table:table-cell office:value-type="float" office:value="394077" calcext:value-type="float">
            <text:p>394077</text:p>
          </table:table-cell>
          <table:table-cell office:value-type="float" office:value="871026" calcext:value-type="float">
            <text:p>871026</text:p>
          </table:table-cell>
          <table:table-cell office:value-type="float" office:value="740092" calcext:value-type="float">
            <text:p>740092</text:p>
          </table:table-cell>
          <table:table-cell office:value-type="float" office:value="386649" calcext:value-type="float">
            <text:p>386649</text:p>
          </table:table-cell>
          <table:table-cell office:value-type="float" office:value="346576" calcext:value-type="float">
            <text:p>3465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9593" calcext:value-type="float">
            <text:p>689593</text:p>
          </table:table-cell>
          <table:table-cell office:value-type="float" office:value="514724" calcext:value-type="float">
            <text:p>514724</text:p>
          </table:table-cell>
          <table:table-cell office:value-type="float" office:value="416520" calcext:value-type="float">
            <text:p>416520</text:p>
          </table:table-cell>
          <table:table-cell office:value-type="float" office:value="753841" calcext:value-type="float">
            <text:p>753841</text:p>
          </table:table-cell>
          <table:table-cell office:value-type="float" office:value="606837" calcext:value-type="float">
            <text:p>606837</text:p>
          </table:table-cell>
          <table:table-cell office:value-type="float" office:value="313839" calcext:value-type="float">
            <text:p>313839</text:p>
          </table:table-cell>
          <table:table-cell office:value-type="float" office:value="359857" calcext:value-type="float">
            <text:p>3598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99444" calcext:value-type="float">
            <text:p>599444</text:p>
          </table:table-cell>
          <table:table-cell office:value-type="float" office:value="658705" calcext:value-type="float">
            <text:p>658705</text:p>
          </table:table-cell>
          <table:table-cell office:value-type="float" office:value="414722" calcext:value-type="float">
            <text:p>414722</text:p>
          </table:table-cell>
          <table:table-cell office:value-type="float" office:value="921336" calcext:value-type="float">
            <text:p>921336</text:p>
          </table:table-cell>
          <table:table-cell office:value-type="float" office:value="558762" calcext:value-type="float">
            <text:p>558762</text:p>
          </table:table-cell>
          <table:table-cell office:value-type="float" office:value="356540" calcext:value-type="float">
            <text:p>356540</text:p>
          </table:table-cell>
          <table:table-cell office:value-type="float" office:value="328012" calcext:value-type="float">
            <text:p>3280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79784" calcext:value-type="float">
            <text:p>579784</text:p>
          </table:table-cell>
          <table:table-cell office:value-type="float" office:value="622155" calcext:value-type="float">
            <text:p>622155</text:p>
          </table:table-cell>
          <table:table-cell office:value-type="float" office:value="407090" calcext:value-type="float">
            <text:p>407090</text:p>
          </table:table-cell>
          <table:table-cell office:value-type="float" office:value="792844" calcext:value-type="float">
            <text:p>792844</text:p>
          </table:table-cell>
          <table:table-cell office:value-type="float" office:value="584355" calcext:value-type="float">
            <text:p>584355</text:p>
          </table:table-cell>
          <table:table-cell office:value-type="float" office:value="349012" calcext:value-type="float">
            <text:p>349012</text:p>
          </table:table-cell>
          <table:table-cell office:value-type="float" office:value="310343" calcext:value-type="float">
            <text:p>3103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96514" calcext:value-type="float">
            <text:p>496514</text:p>
          </table:table-cell>
          <table:table-cell office:value-type="float" office:value="450128" calcext:value-type="float">
            <text:p>450128</text:p>
          </table:table-cell>
          <table:table-cell office:value-type="float" office:value="356862" calcext:value-type="float">
            <text:p>356862</text:p>
          </table:table-cell>
          <table:table-cell office:value-type="float" office:value="607675" calcext:value-type="float">
            <text:p>607675</text:p>
          </table:table-cell>
          <table:table-cell office:value-type="float" office:value="561730" calcext:value-type="float">
            <text:p>561730</text:p>
          </table:table-cell>
          <table:table-cell office:value-type="float" office:value="297741" calcext:value-type="float">
            <text:p>297741</text:p>
          </table:table-cell>
          <table:table-cell office:value-type="float" office:value="310986" calcext:value-type="float">
            <text:p>31098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10215" calcext:value-type="float">
            <text:p>610215</text:p>
          </table:table-cell>
          <table:table-cell office:value-type="float" office:value="533910" calcext:value-type="float">
            <text:p>533910</text:p>
          </table:table-cell>
          <table:table-cell office:value-type="float" office:value="349986" calcext:value-type="float">
            <text:p>349986</text:p>
          </table:table-cell>
          <table:table-cell office:value-type="float" office:value="792831" calcext:value-type="float">
            <text:p>792831</text:p>
          </table:table-cell>
          <table:table-cell office:value-type="float" office:value="621033" calcext:value-type="float">
            <text:p>621033</text:p>
          </table:table-cell>
          <table:table-cell office:value-type="float" office:value="299718" calcext:value-type="float">
            <text:p>299718</text:p>
          </table:table-cell>
          <table:table-cell office:value-type="float" office:value="311190" calcext:value-type="float">
            <text:p>31119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45383" calcext:value-type="float">
            <text:p>445383</text:p>
          </table:table-cell>
          <table:table-cell office:value-type="float" office:value="412481" calcext:value-type="float">
            <text:p>412481</text:p>
          </table:table-cell>
          <table:table-cell office:value-type="float" office:value="382508" calcext:value-type="float">
            <text:p>382508</text:p>
          </table:table-cell>
          <table:table-cell office:value-type="float" office:value="585876" calcext:value-type="float">
            <text:p>585876</text:p>
          </table:table-cell>
          <table:table-cell office:value-type="float" office:value="528284" calcext:value-type="float">
            <text:p>528284</text:p>
          </table:table-cell>
          <table:table-cell office:value-type="float" office:value="333388" calcext:value-type="float">
            <text:p>333388</text:p>
          </table:table-cell>
          <table:table-cell office:value-type="float" office:value="294657" calcext:value-type="float">
            <text:p>29465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1778" calcext:value-type="float">
            <text:p>371778</text:p>
          </table:table-cell>
          <table:table-cell office:value-type="float" office:value="383060" calcext:value-type="float">
            <text:p>383060</text:p>
          </table:table-cell>
          <table:table-cell office:value-type="float" office:value="323096" calcext:value-type="float">
            <text:p>323096</text:p>
          </table:table-cell>
          <table:table-cell office:value-type="float" office:value="731362" calcext:value-type="float">
            <text:p>731362</text:p>
          </table:table-cell>
          <table:table-cell office:value-type="float" office:value="587164" calcext:value-type="float">
            <text:p>587164</text:p>
          </table:table-cell>
          <table:table-cell office:value-type="float" office:value="282190" calcext:value-type="float">
            <text:p>282190</text:p>
          </table:table-cell>
          <table:table-cell office:value-type="float" office:value="290891" calcext:value-type="float">
            <text:p>29089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27790" calcext:value-type="float">
            <text:p>427790</text:p>
          </table:table-cell>
          <table:table-cell office:value-type="float" office:value="351746" calcext:value-type="float">
            <text:p>351746</text:p>
          </table:table-cell>
          <table:table-cell office:value-type="float" office:value="313624" calcext:value-type="float">
            <text:p>313624</text:p>
          </table:table-cell>
          <table:table-cell office:value-type="float" office:value="595776" calcext:value-type="float">
            <text:p>595776</text:p>
          </table:table-cell>
          <table:table-cell office:value-type="float" office:value="536793" calcext:value-type="float">
            <text:p>536793</text:p>
          </table:table-cell>
          <table:table-cell office:value-type="float" office:value="257776" calcext:value-type="float">
            <text:p>257776</text:p>
          </table:table-cell>
          <table:table-cell office:value-type="float" office:value="256221" calcext:value-type="float">
            <text:p>25622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85470" calcext:value-type="float">
            <text:p>385470</text:p>
          </table:table-cell>
          <table:table-cell office:value-type="float" office:value="359032" calcext:value-type="float">
            <text:p>359032</text:p>
          </table:table-cell>
          <table:table-cell office:value-type="float" office:value="282130" calcext:value-type="float">
            <text:p>282130</text:p>
          </table:table-cell>
          <table:table-cell office:value-type="float" office:value="565800" calcext:value-type="float">
            <text:p>565800</text:p>
          </table:table-cell>
          <table:table-cell office:value-type="float" office:value="447454" calcext:value-type="float">
            <text:p>447454</text:p>
          </table:table-cell>
          <table:table-cell office:value-type="float" office:value="244850" calcext:value-type="float">
            <text:p>244850</text:p>
          </table:table-cell>
          <table:table-cell office:value-type="float" office:value="248096" calcext:value-type="float">
            <text:p>2480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51505" calcext:value-type="float">
            <text:p>351505</text:p>
          </table:table-cell>
          <table:table-cell office:value-type="float" office:value="320178" calcext:value-type="float">
            <text:p>320178</text:p>
          </table:table-cell>
          <table:table-cell office:value-type="float" office:value="294804" calcext:value-type="float">
            <text:p>294804</text:p>
          </table:table-cell>
          <table:table-cell office:value-type="float" office:value="530254" calcext:value-type="float">
            <text:p>530254</text:p>
          </table:table-cell>
          <table:table-cell office:value-type="float" office:value="480784" calcext:value-type="float">
            <text:p>480784</text:p>
          </table:table-cell>
          <table:table-cell office:value-type="float" office:value="231194" calcext:value-type="float">
            <text:p>231194</text:p>
          </table:table-cell>
          <table:table-cell office:value-type="float" office:value="234504" calcext:value-type="float">
            <text:p>23450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66683" calcext:value-type="float">
            <text:p>366683</text:p>
          </table:table-cell>
          <table:table-cell office:value-type="float" office:value="288341" calcext:value-type="float">
            <text:p>288341</text:p>
          </table:table-cell>
          <table:table-cell office:value-type="float" office:value="251340" calcext:value-type="float">
            <text:p>251340</text:p>
          </table:table-cell>
          <table:table-cell office:value-type="float" office:value="568100" calcext:value-type="float">
            <text:p>568100</text:p>
          </table:table-cell>
          <table:table-cell office:value-type="float" office:value="465253" calcext:value-type="float">
            <text:p>465253</text:p>
          </table:table-cell>
          <table:table-cell office:value-type="float" office:value="233233" calcext:value-type="float">
            <text:p>233233</text:p>
          </table:table-cell>
          <table:table-cell office:value-type="float" office:value="212618" calcext:value-type="float">
            <text:p>21261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49686" calcext:value-type="float">
            <text:p>349686</text:p>
          </table:table-cell>
          <table:table-cell office:value-type="float" office:value="277918" calcext:value-type="float">
            <text:p>277918</text:p>
          </table:table-cell>
          <table:table-cell office:value-type="float" office:value="240757" calcext:value-type="float">
            <text:p>240757</text:p>
          </table:table-cell>
          <table:table-cell office:value-type="float" office:value="510278" calcext:value-type="float">
            <text:p>510278</text:p>
          </table:table-cell>
          <table:table-cell office:value-type="float" office:value="466682" calcext:value-type="float">
            <text:p>466682</text:p>
          </table:table-cell>
          <table:table-cell office:value-type="float" office:value="209740" calcext:value-type="float">
            <text:p>209740</text:p>
          </table:table-cell>
          <table:table-cell office:value-type="float" office:value="209954" calcext:value-type="float">
            <text:p>20995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26300" calcext:value-type="float">
            <text:p>326300</text:p>
          </table:table-cell>
          <table:table-cell office:value-type="float" office:value="246286" calcext:value-type="float">
            <text:p>246286</text:p>
          </table:table-cell>
          <table:table-cell office:value-type="float" office:value="229016" calcext:value-type="float">
            <text:p>229016</text:p>
          </table:table-cell>
          <table:table-cell office:value-type="float" office:value="488866" calcext:value-type="float">
            <text:p>488866</text:p>
          </table:table-cell>
          <table:table-cell office:value-type="float" office:value="396661" calcext:value-type="float">
            <text:p>396661</text:p>
          </table:table-cell>
          <table:table-cell office:value-type="float" office:value="212699" calcext:value-type="float">
            <text:p>212699</text:p>
          </table:table-cell>
          <table:table-cell office:value-type="float" office:value="191593" calcext:value-type="float">
            <text:p>19159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86543" calcext:value-type="float">
            <text:p>286543</text:p>
          </table:table-cell>
          <table:table-cell office:value-type="float" office:value="223860" calcext:value-type="float">
            <text:p>223860</text:p>
          </table:table-cell>
          <table:table-cell office:value-type="float" office:value="231631" calcext:value-type="float">
            <text:p>231631</text:p>
          </table:table-cell>
          <table:table-cell office:value-type="float" office:value="433858" calcext:value-type="float">
            <text:p>433858</text:p>
          </table:table-cell>
          <table:table-cell office:value-type="float" office:value="396896" calcext:value-type="float">
            <text:p>396896</text:p>
          </table:table-cell>
          <table:table-cell office:value-type="float" office:value="197843" calcext:value-type="float">
            <text:p>197843</text:p>
          </table:table-cell>
          <table:table-cell office:value-type="float" office:value="183652" calcext:value-type="float">
            <text:p>18365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70932" calcext:value-type="float">
            <text:p>270932</text:p>
          </table:table-cell>
          <table:table-cell office:value-type="float" office:value="198866" calcext:value-type="float">
            <text:p>198866</text:p>
          </table:table-cell>
          <table:table-cell office:value-type="float" office:value="210186" calcext:value-type="float">
            <text:p>210186</text:p>
          </table:table-cell>
          <table:table-cell office:value-type="float" office:value="457425" calcext:value-type="float">
            <text:p>457425</text:p>
          </table:table-cell>
          <table:table-cell office:value-type="float" office:value="390852" calcext:value-type="float">
            <text:p>390852</text:p>
          </table:table-cell>
          <table:table-cell office:value-type="float" office:value="191704" calcext:value-type="float">
            <text:p>191704</text:p>
          </table:table-cell>
          <table:table-cell office:value-type="float" office:value="165330" calcext:value-type="float">
            <text:p>1653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4T17:20:05.818410940</dc:date>
    <dc:creator>andrew </dc:creator>
    <meta:editing-duration>PT1M4S</meta:editing-duration>
    <meta:editing-cycles>1</meta:editing-cycles>
    <meta:document-statistic meta:table-count="1" meta:cell-count="216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53cm" svg:height="9.005cm" xlink:href=".." xlink:type="simple" chart:class="chart:scatter" chart:style-name="ch1">
        <chart:legend chart:legend-position="end" svg:x="24.93cm" svg:y="2.709cm" style:legend-expansion="high" chart:style-name="ch2"/>
        <chart:plot-area chart:style-name="ch3" table:cell-range-address="'list-set-results'.A1:'list-set-results'.H27" chart:data-source-has-labels="row" svg:x="0.663cm" svg:y="0.18cm" svg:width="23.604cm" svg:height="8.645cm">
          <chartooo:coordinate-region svg:x="2.21cm" svg:y="0.379cm" svg:width="21.77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list-set-results'.B2:'list-set-results'.B27" chart:label-cell-address="'list-set-results'.B1:'list-set-results'.B1" chart:class="chart:scatter">
            <chart:domain table:cell-range-address="'list-set-results'.A2:'list-set-results'.A27"/>
            <chart:data-point chart:repeated="26"/>
          </chart:series>
          <chart:series chart:style-name="ch7" chart:values-cell-range-address="'list-set-results'.C2:'list-set-results'.C27" chart:label-cell-address="'list-set-results'.C1:'list-set-results'.C1" chart:class="chart:scatter">
            <chart:data-point chart:repeated="26"/>
          </chart:series>
          <chart:series chart:style-name="ch8" chart:values-cell-range-address="'list-set-results'.D2:'list-set-results'.D27" chart:label-cell-address="'list-set-results'.D1:'list-set-results'.D1" chart:class="chart:scatter">
            <chart:data-point chart:repeated="26"/>
          </chart:series>
          <chart:series chart:style-name="ch9" chart:values-cell-range-address="'list-set-results'.E2:'list-set-results'.E27" chart:label-cell-address="'list-set-results'.E1:'list-set-results'.E1" chart:class="chart:scatter">
            <chart:data-point chart:repeated="26"/>
          </chart:series>
          <chart:series chart:style-name="ch10" chart:values-cell-range-address="'list-set-results'.F2:'list-set-results'.F27" chart:label-cell-address="'list-set-results'.F1:'list-set-results'.F1" chart:class="chart:scatter">
            <chart:data-point chart:repeated="26"/>
          </chart:series>
          <chart:series chart:style-name="ch11" chart:values-cell-range-address="'list-set-results'.G2:'list-set-results'.G27" chart:label-cell-address="'list-set-results'.G1:'list-set-results'.G1" chart:class="chart:scatter">
            <chart:data-point chart:repeated="26"/>
          </chart:series>
          <chart:series chart:style-name="ch12" chart:values-cell-range-address="'list-set-results'.H2:'list-set-results'.H27" chart:label-cell-address="'list-set-results'.H1:'list-set-results'.H1" chart:class="chart:scatter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arse-lock list"</text:p>
                <draw:g>
                  <svg:desc>'list-set-results'.B1:'list-set-results'.B1</svg:desc>
                </draw:g>
              </table:table-cell>
              <table:table-cell office:value-type="string">
                <text:p>coarse-lock list with spin-lock"</text:p>
                <draw:g>
                  <svg:desc>'list-set-results'.C1:'list-set-results'.C1</svg:desc>
                </draw:g>
              </table:table-cell>
              <table:table-cell office:value-type="string">
                <text:p>lock-free list"</text:p>
                <draw:g>
                  <svg:desc>'list-set-results'.D1:'list-set-results'.D1</svg:desc>
                </draw:g>
              </table:table-cell>
              <table:table-cell office:value-type="string">
                <text:p>lock-free list with pool"</text:p>
                <draw:g>
                  <svg:desc>'list-set-results'.E1:'list-set-results'.E1</svg:desc>
                </draw:g>
              </table:table-cell>
              <table:table-cell office:value-type="string">
                <text:p>cds::container::michaellist"</text:p>
                <draw:g>
                  <svg:desc>'list-set-results'.F1:'list-set-results'.F1</svg:desc>
                </draw:g>
              </table:table-cell>
              <table:table-cell office:value-type="string">
                <text:p>optimistic-lock lazy delete"</text:p>
                <draw:g>
                  <svg:desc>'list-set-results'.G1:'list-set-results'.G1</svg:desc>
                </draw:g>
              </table:table-cell>
              <table:table-cell office:value-type="string">
                <text:p>optimistic-lock lazy delete with spin-lock list"</text:p>
                <draw:g>
                  <svg:desc>'list-set-results'.H1:'list-set-results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list-set-results'.A2:'list-set-results'.A27</svg:desc>
                </draw:g>
              </table:table-cell>
              <table:table-cell office:value-type="float" office:value="4513820">
                <text:p>4513820</text:p>
                <draw:g>
                  <svg:desc>'list-set-results'.B2:'list-set-results'.B27</svg:desc>
                </draw:g>
              </table:table-cell>
              <table:table-cell office:value-type="float" office:value="3486240">
                <text:p>3486240</text:p>
                <draw:g>
                  <svg:desc>'list-set-results'.C2:'list-set-results'.C27</svg:desc>
                </draw:g>
              </table:table-cell>
              <table:table-cell office:value-type="float" office:value="909818">
                <text:p>909818</text:p>
                <draw:g>
                  <svg:desc>'list-set-results'.D2:'list-set-results'.D27</svg:desc>
                </draw:g>
              </table:table-cell>
              <table:table-cell office:value-type="float" office:value="3591600">
                <text:p>3591600</text:p>
                <draw:g>
                  <svg:desc>'list-set-results'.E2:'list-set-results'.E27</svg:desc>
                </draw:g>
              </table:table-cell>
              <table:table-cell office:value-type="float" office:value="1920420">
                <text:p>1920420</text:p>
                <draw:g>
                  <svg:desc>'list-set-results'.F2:'list-set-results'.F27</svg:desc>
                </draw:g>
              </table:table-cell>
              <table:table-cell office:value-type="float" office:value="694555">
                <text:p>694555</text:p>
                <draw:g>
                  <svg:desc>'list-set-results'.G2:'list-set-results'.G27</svg:desc>
                </draw:g>
              </table:table-cell>
              <table:table-cell office:value-type="float" office:value="851012">
                <text:p>851012</text:p>
                <draw:g>
                  <svg:desc>'list-set-results'.H2:'list-set-results'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696100">
                <text:p>1696100</text:p>
              </table:table-cell>
              <table:table-cell office:value-type="float" office:value="1605430">
                <text:p>1605430</text:p>
              </table:table-cell>
              <table:table-cell office:value-type="float" office:value="1131510">
                <text:p>1131510</text:p>
              </table:table-cell>
              <table:table-cell office:value-type="float" office:value="1599870">
                <text:p>1599870</text:p>
              </table:table-cell>
              <table:table-cell office:value-type="float" office:value="1490910">
                <text:p>1490910</text:p>
              </table:table-cell>
              <table:table-cell office:value-type="float" office:value="680520">
                <text:p>680520</text:p>
              </table:table-cell>
              <table:table-cell office:value-type="float" office:value="640186">
                <text:p>6401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281350">
                <text:p>1281350</text:p>
              </table:table-cell>
              <table:table-cell office:value-type="float" office:value="1212370">
                <text:p>1212370</text:p>
              </table:table-cell>
              <table:table-cell office:value-type="float" office:value="696558">
                <text:p>696558</text:p>
              </table:table-cell>
              <table:table-cell office:value-type="float" office:value="1322640">
                <text:p>1322640</text:p>
              </table:table-cell>
              <table:table-cell office:value-type="float" office:value="1190610">
                <text:p>1190610</text:p>
              </table:table-cell>
              <table:table-cell office:value-type="float" office:value="634026">
                <text:p>634026</text:p>
              </table:table-cell>
              <table:table-cell office:value-type="float" office:value="654038">
                <text:p>6540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911250">
                <text:p>911250</text:p>
              </table:table-cell>
              <table:table-cell office:value-type="float" office:value="870804">
                <text:p>870804</text:p>
              </table:table-cell>
              <table:table-cell office:value-type="float" office:value="589895">
                <text:p>589895</text:p>
              </table:table-cell>
              <table:table-cell office:value-type="float" office:value="1517810">
                <text:p>1517810</text:p>
              </table:table-cell>
              <table:table-cell office:value-type="float" office:value="1055190">
                <text:p>1055190</text:p>
              </table:table-cell>
              <table:table-cell office:value-type="float" office:value="573690">
                <text:p>573690</text:p>
              </table:table-cell>
              <table:table-cell office:value-type="float" office:value="574146">
                <text:p>5741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976001">
                <text:p>976001</text:p>
              </table:table-cell>
              <table:table-cell office:value-type="float" office:value="870705">
                <text:p>870705</text:p>
              </table:table-cell>
              <table:table-cell office:value-type="float" office:value="559493">
                <text:p>559493</text:p>
              </table:table-cell>
              <table:table-cell office:value-type="float" office:value="1324660">
                <text:p>1324660</text:p>
              </table:table-cell>
              <table:table-cell office:value-type="float" office:value="665100">
                <text:p>665100</text:p>
              </table:table-cell>
              <table:table-cell office:value-type="float" office:value="465934">
                <text:p>465934</text:p>
              </table:table-cell>
              <table:table-cell office:value-type="float" office:value="423938">
                <text:p>4239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787611">
                <text:p>787611</text:p>
              </table:table-cell>
              <table:table-cell office:value-type="float" office:value="720727">
                <text:p>720727</text:p>
              </table:table-cell>
              <table:table-cell office:value-type="float" office:value="485250">
                <text:p>485250</text:p>
              </table:table-cell>
              <table:table-cell office:value-type="float" office:value="949551">
                <text:p>949551</text:p>
              </table:table-cell>
              <table:table-cell office:value-type="float" office:value="770341">
                <text:p>770341</text:p>
              </table:table-cell>
              <table:table-cell office:value-type="float" office:value="448909">
                <text:p>448909</text:p>
              </table:table-cell>
              <table:table-cell office:value-type="float" office:value="369200">
                <text:p>369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651475">
                <text:p>651475</text:p>
              </table:table-cell>
              <table:table-cell office:value-type="float" office:value="512975">
                <text:p>512975</text:p>
              </table:table-cell>
              <table:table-cell office:value-type="float" office:value="542482">
                <text:p>542482</text:p>
              </table:table-cell>
              <table:table-cell office:value-type="float" office:value="770149">
                <text:p>770149</text:p>
              </table:table-cell>
              <table:table-cell office:value-type="float" office:value="656054">
                <text:p>656054</text:p>
              </table:table-cell>
              <table:table-cell office:value-type="float" office:value="414740">
                <text:p>414740</text:p>
              </table:table-cell>
              <table:table-cell office:value-type="float" office:value="373587">
                <text:p>3735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549961">
                <text:p>549961</text:p>
              </table:table-cell>
              <table:table-cell office:value-type="float" office:value="545146">
                <text:p>545146</text:p>
              </table:table-cell>
              <table:table-cell office:value-type="float" office:value="412295">
                <text:p>412295</text:p>
              </table:table-cell>
              <table:table-cell office:value-type="float" office:value="696682">
                <text:p>696682</text:p>
              </table:table-cell>
              <table:table-cell office:value-type="float" office:value="656810">
                <text:p>656810</text:p>
              </table:table-cell>
              <table:table-cell office:value-type="float" office:value="452547">
                <text:p>452547</text:p>
              </table:table-cell>
              <table:table-cell office:value-type="float" office:value="367064">
                <text:p>3670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409094">
                <text:p>409094</text:p>
              </table:table-cell>
              <table:table-cell office:value-type="float" office:value="731160">
                <text:p>731160</text:p>
              </table:table-cell>
              <table:table-cell office:value-type="float" office:value="502282">
                <text:p>502282</text:p>
              </table:table-cell>
              <table:table-cell office:value-type="float" office:value="1163530">
                <text:p>1163530</text:p>
              </table:table-cell>
              <table:table-cell office:value-type="float" office:value="688944">
                <text:p>688944</text:p>
              </table:table-cell>
              <table:table-cell office:value-type="float" office:value="411562">
                <text:p>411562</text:p>
              </table:table-cell>
              <table:table-cell office:value-type="float" office:value="405585">
                <text:p>4055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615824">
                <text:p>615824</text:p>
              </table:table-cell>
              <table:table-cell office:value-type="float" office:value="535803">
                <text:p>535803</text:p>
              </table:table-cell>
              <table:table-cell office:value-type="float" office:value="452342">
                <text:p>452342</text:p>
              </table:table-cell>
              <table:table-cell office:value-type="float" office:value="960765">
                <text:p>960765</text:p>
              </table:table-cell>
              <table:table-cell office:value-type="float" office:value="722797">
                <text:p>722797</text:p>
              </table:table-cell>
              <table:table-cell office:value-type="float" office:value="358128">
                <text:p>358128</text:p>
              </table:table-cell>
              <table:table-cell office:value-type="float" office:value="408315">
                <text:p>4083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643669">
                <text:p>643669</text:p>
              </table:table-cell>
              <table:table-cell office:value-type="float" office:value="541485">
                <text:p>541485</text:p>
              </table:table-cell>
              <table:table-cell office:value-type="float" office:value="394077">
                <text:p>394077</text:p>
              </table:table-cell>
              <table:table-cell office:value-type="float" office:value="871026">
                <text:p>871026</text:p>
              </table:table-cell>
              <table:table-cell office:value-type="float" office:value="740092">
                <text:p>740092</text:p>
              </table:table-cell>
              <table:table-cell office:value-type="float" office:value="386649">
                <text:p>386649</text:p>
              </table:table-cell>
              <table:table-cell office:value-type="float" office:value="346576">
                <text:p>3465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689593">
                <text:p>689593</text:p>
              </table:table-cell>
              <table:table-cell office:value-type="float" office:value="514724">
                <text:p>514724</text:p>
              </table:table-cell>
              <table:table-cell office:value-type="float" office:value="416520">
                <text:p>416520</text:p>
              </table:table-cell>
              <table:table-cell office:value-type="float" office:value="753841">
                <text:p>753841</text:p>
              </table:table-cell>
              <table:table-cell office:value-type="float" office:value="606837">
                <text:p>606837</text:p>
              </table:table-cell>
              <table:table-cell office:value-type="float" office:value="313839">
                <text:p>313839</text:p>
              </table:table-cell>
              <table:table-cell office:value-type="float" office:value="359857">
                <text:p>3598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599444">
                <text:p>599444</text:p>
              </table:table-cell>
              <table:table-cell office:value-type="float" office:value="658705">
                <text:p>658705</text:p>
              </table:table-cell>
              <table:table-cell office:value-type="float" office:value="414722">
                <text:p>414722</text:p>
              </table:table-cell>
              <table:table-cell office:value-type="float" office:value="921336">
                <text:p>921336</text:p>
              </table:table-cell>
              <table:table-cell office:value-type="float" office:value="558762">
                <text:p>558762</text:p>
              </table:table-cell>
              <table:table-cell office:value-type="float" office:value="356540">
                <text:p>356540</text:p>
              </table:table-cell>
              <table:table-cell office:value-type="float" office:value="328012">
                <text:p>3280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579784">
                <text:p>579784</text:p>
              </table:table-cell>
              <table:table-cell office:value-type="float" office:value="622155">
                <text:p>622155</text:p>
              </table:table-cell>
              <table:table-cell office:value-type="float" office:value="407090">
                <text:p>407090</text:p>
              </table:table-cell>
              <table:table-cell office:value-type="float" office:value="792844">
                <text:p>792844</text:p>
              </table:table-cell>
              <table:table-cell office:value-type="float" office:value="584355">
                <text:p>584355</text:p>
              </table:table-cell>
              <table:table-cell office:value-type="float" office:value="349012">
                <text:p>349012</text:p>
              </table:table-cell>
              <table:table-cell office:value-type="float" office:value="310343">
                <text:p>3103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496514">
                <text:p>496514</text:p>
              </table:table-cell>
              <table:table-cell office:value-type="float" office:value="450128">
                <text:p>450128</text:p>
              </table:table-cell>
              <table:table-cell office:value-type="float" office:value="356862">
                <text:p>356862</text:p>
              </table:table-cell>
              <table:table-cell office:value-type="float" office:value="607675">
                <text:p>607675</text:p>
              </table:table-cell>
              <table:table-cell office:value-type="float" office:value="561730">
                <text:p>561730</text:p>
              </table:table-cell>
              <table:table-cell office:value-type="float" office:value="297741">
                <text:p>297741</text:p>
              </table:table-cell>
              <table:table-cell office:value-type="float" office:value="310986">
                <text:p>3109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610215">
                <text:p>610215</text:p>
              </table:table-cell>
              <table:table-cell office:value-type="float" office:value="533910">
                <text:p>533910</text:p>
              </table:table-cell>
              <table:table-cell office:value-type="float" office:value="349986">
                <text:p>349986</text:p>
              </table:table-cell>
              <table:table-cell office:value-type="float" office:value="792831">
                <text:p>792831</text:p>
              </table:table-cell>
              <table:table-cell office:value-type="float" office:value="621033">
                <text:p>621033</text:p>
              </table:table-cell>
              <table:table-cell office:value-type="float" office:value="299718">
                <text:p>299718</text:p>
              </table:table-cell>
              <table:table-cell office:value-type="float" office:value="311190">
                <text:p>3111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445383">
                <text:p>445383</text:p>
              </table:table-cell>
              <table:table-cell office:value-type="float" office:value="412481">
                <text:p>412481</text:p>
              </table:table-cell>
              <table:table-cell office:value-type="float" office:value="382508">
                <text:p>382508</text:p>
              </table:table-cell>
              <table:table-cell office:value-type="float" office:value="585876">
                <text:p>585876</text:p>
              </table:table-cell>
              <table:table-cell office:value-type="float" office:value="528284">
                <text:p>528284</text:p>
              </table:table-cell>
              <table:table-cell office:value-type="float" office:value="333388">
                <text:p>333388</text:p>
              </table:table-cell>
              <table:table-cell office:value-type="float" office:value="294657">
                <text:p>2946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371778">
                <text:p>371778</text:p>
              </table:table-cell>
              <table:table-cell office:value-type="float" office:value="383060">
                <text:p>383060</text:p>
              </table:table-cell>
              <table:table-cell office:value-type="float" office:value="323096">
                <text:p>323096</text:p>
              </table:table-cell>
              <table:table-cell office:value-type="float" office:value="731362">
                <text:p>731362</text:p>
              </table:table-cell>
              <table:table-cell office:value-type="float" office:value="587164">
                <text:p>587164</text:p>
              </table:table-cell>
              <table:table-cell office:value-type="float" office:value="282190">
                <text:p>282190</text:p>
              </table:table-cell>
              <table:table-cell office:value-type="float" office:value="290891">
                <text:p>2908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">
                <text:p>65</text:p>
              </table:table-cell>
              <table:table-cell office:value-type="float" office:value="427790">
                <text:p>427790</text:p>
              </table:table-cell>
              <table:table-cell office:value-type="float" office:value="351746">
                <text:p>351746</text:p>
              </table:table-cell>
              <table:table-cell office:value-type="float" office:value="313624">
                <text:p>313624</text:p>
              </table:table-cell>
              <table:table-cell office:value-type="float" office:value="595776">
                <text:p>595776</text:p>
              </table:table-cell>
              <table:table-cell office:value-type="float" office:value="536793">
                <text:p>536793</text:p>
              </table:table-cell>
              <table:table-cell office:value-type="float" office:value="257776">
                <text:p>257776</text:p>
              </table:table-cell>
              <table:table-cell office:value-type="float" office:value="256221">
                <text:p>2562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1">
                <text:p>81</text:p>
              </table:table-cell>
              <table:table-cell office:value-type="float" office:value="385470">
                <text:p>385470</text:p>
              </table:table-cell>
              <table:table-cell office:value-type="float" office:value="359032">
                <text:p>359032</text:p>
              </table:table-cell>
              <table:table-cell office:value-type="float" office:value="282130">
                <text:p>282130</text:p>
              </table:table-cell>
              <table:table-cell office:value-type="float" office:value="565800">
                <text:p>565800</text:p>
              </table:table-cell>
              <table:table-cell office:value-type="float" office:value="447454">
                <text:p>447454</text:p>
              </table:table-cell>
              <table:table-cell office:value-type="float" office:value="244850">
                <text:p>244850</text:p>
              </table:table-cell>
              <table:table-cell office:value-type="float" office:value="248096">
                <text:p>2480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7">
                <text:p>97</text:p>
              </table:table-cell>
              <table:table-cell office:value-type="float" office:value="351505">
                <text:p>351505</text:p>
              </table:table-cell>
              <table:table-cell office:value-type="float" office:value="320178">
                <text:p>320178</text:p>
              </table:table-cell>
              <table:table-cell office:value-type="float" office:value="294804">
                <text:p>294804</text:p>
              </table:table-cell>
              <table:table-cell office:value-type="float" office:value="530254">
                <text:p>530254</text:p>
              </table:table-cell>
              <table:table-cell office:value-type="float" office:value="480784">
                <text:p>480784</text:p>
              </table:table-cell>
              <table:table-cell office:value-type="float" office:value="231194">
                <text:p>231194</text:p>
              </table:table-cell>
              <table:table-cell office:value-type="float" office:value="234504">
                <text:p>2345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3">
                <text:p>113</text:p>
              </table:table-cell>
              <table:table-cell office:value-type="float" office:value="366683">
                <text:p>366683</text:p>
              </table:table-cell>
              <table:table-cell office:value-type="float" office:value="288341">
                <text:p>288341</text:p>
              </table:table-cell>
              <table:table-cell office:value-type="float" office:value="251340">
                <text:p>251340</text:p>
              </table:table-cell>
              <table:table-cell office:value-type="float" office:value="568100">
                <text:p>568100</text:p>
              </table:table-cell>
              <table:table-cell office:value-type="float" office:value="465253">
                <text:p>465253</text:p>
              </table:table-cell>
              <table:table-cell office:value-type="float" office:value="233233">
                <text:p>233233</text:p>
              </table:table-cell>
              <table:table-cell office:value-type="float" office:value="212618">
                <text:p>2126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">
                <text:p>129</text:p>
              </table:table-cell>
              <table:table-cell office:value-type="float" office:value="349686">
                <text:p>349686</text:p>
              </table:table-cell>
              <table:table-cell office:value-type="float" office:value="277918">
                <text:p>277918</text:p>
              </table:table-cell>
              <table:table-cell office:value-type="float" office:value="240757">
                <text:p>240757</text:p>
              </table:table-cell>
              <table:table-cell office:value-type="float" office:value="510278">
                <text:p>510278</text:p>
              </table:table-cell>
              <table:table-cell office:value-type="float" office:value="466682">
                <text:p>466682</text:p>
              </table:table-cell>
              <table:table-cell office:value-type="float" office:value="209740">
                <text:p>209740</text:p>
              </table:table-cell>
              <table:table-cell office:value-type="float" office:value="209954">
                <text:p>2099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1">
                <text:p>161</text:p>
              </table:table-cell>
              <table:table-cell office:value-type="float" office:value="326300">
                <text:p>326300</text:p>
              </table:table-cell>
              <table:table-cell office:value-type="float" office:value="246286">
                <text:p>246286</text:p>
              </table:table-cell>
              <table:table-cell office:value-type="float" office:value="229016">
                <text:p>229016</text:p>
              </table:table-cell>
              <table:table-cell office:value-type="float" office:value="488866">
                <text:p>488866</text:p>
              </table:table-cell>
              <table:table-cell office:value-type="float" office:value="396661">
                <text:p>396661</text:p>
              </table:table-cell>
              <table:table-cell office:value-type="float" office:value="212699">
                <text:p>212699</text:p>
              </table:table-cell>
              <table:table-cell office:value-type="float" office:value="191593">
                <text:p>1915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3">
                <text:p>193</text:p>
              </table:table-cell>
              <table:table-cell office:value-type="float" office:value="286543">
                <text:p>286543</text:p>
              </table:table-cell>
              <table:table-cell office:value-type="float" office:value="223860">
                <text:p>223860</text:p>
              </table:table-cell>
              <table:table-cell office:value-type="float" office:value="231631">
                <text:p>231631</text:p>
              </table:table-cell>
              <table:table-cell office:value-type="float" office:value="433858">
                <text:p>433858</text:p>
              </table:table-cell>
              <table:table-cell office:value-type="float" office:value="396896">
                <text:p>396896</text:p>
              </table:table-cell>
              <table:table-cell office:value-type="float" office:value="197843">
                <text:p>197843</text:p>
              </table:table-cell>
              <table:table-cell office:value-type="float" office:value="183652">
                <text:p>1836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5">
                <text:p>225</text:p>
              </table:table-cell>
              <table:table-cell office:value-type="float" office:value="270932">
                <text:p>270932</text:p>
              </table:table-cell>
              <table:table-cell office:value-type="float" office:value="198866">
                <text:p>198866</text:p>
              </table:table-cell>
              <table:table-cell office:value-type="float" office:value="210186">
                <text:p>210186</text:p>
              </table:table-cell>
              <table:table-cell office:value-type="float" office:value="457425">
                <text:p>457425</text:p>
              </table:table-cell>
              <table:table-cell office:value-type="float" office:value="390852">
                <text:p>390852</text:p>
              </table:table-cell>
              <table:table-cell office:value-type="float" office:value="191704">
                <text:p>191704</text:p>
              </table:table-cell>
              <table:table-cell office:value-type="float" office:value="165330">
                <text:p>1653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